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0e852" officeooo:paragraph-rsid="0000e852"/>
    </style:style>
    <style:style style:name="P2" style:family="paragraph" style:parent-style-name="Standard">
      <style:text-properties fo:language="mk" fo:country="MK" officeooo:rsid="0001af42" officeooo:paragraph-rsid="0001af42"/>
    </style:style>
    <style:style style:name="P3" style:family="paragraph" style:parent-style-name="Standard">
      <style:text-properties fo:language="mk" fo:country="MK" officeooo:rsid="00048bd8" officeooo:paragraph-rsid="00048bd8"/>
    </style:style>
    <style:style style:name="P4" style:family="paragraph" style:parent-style-name="Standard">
      <style:text-properties fo:language="mk" fo:country="MK" officeooo:rsid="0006133f" officeooo:paragraph-rsid="0006133f"/>
    </style:style>
    <style:style style:name="P5" style:family="paragraph" style:parent-style-name="Standard">
      <style:text-properties fo:language="mk" fo:country="MK" officeooo:rsid="00069718" officeooo:paragraph-rsid="00069718"/>
    </style:style>
    <style:style style:name="P6" style:family="paragraph" style:parent-style-name="Standard">
      <style:text-properties fo:language="en" fo:country="US" officeooo:rsid="0000e852" officeooo:paragraph-rsid="0000e852"/>
    </style:style>
    <style:style style:name="P7" style:family="paragraph" style:parent-style-name="Standard">
      <style:text-properties fo:language="en" fo:country="US" officeooo:rsid="00018373" officeooo:paragraph-rsid="00018373"/>
    </style:style>
    <style:style style:name="P8" style:family="paragraph" style:parent-style-name="Standard">
      <style:text-properties fo:language="en" fo:country="US" officeooo:rsid="0001af42" officeooo:paragraph-rsid="0001af42"/>
    </style:style>
    <style:style style:name="P9" style:family="paragraph" style:parent-style-name="Standard">
      <style:text-properties fo:language="en" fo:country="US" officeooo:rsid="00048bd8" officeooo:paragraph-rsid="00048bd8"/>
    </style:style>
    <style:style style:name="P10" style:family="paragraph" style:parent-style-name="Standard">
      <style:text-properties fo:language="en" fo:country="US" officeooo:rsid="0006133f" officeooo:paragraph-rsid="0006133f"/>
    </style:style>
    <style:style style:name="P11" style:family="paragraph" style:parent-style-name="Standard">
      <style:text-properties fo:language="en" fo:country="US" officeooo:rsid="00069718" officeooo:paragraph-rsid="00069718"/>
    </style:style>
    <style:style style:name="P12" style:family="paragraph" style:parent-style-name="Standard">
      <style:text-properties fo:language="mk" fo:country="MK" officeooo:rsid="0001af42" officeooo:paragraph-rsid="0001af42"/>
    </style:style>
    <style:style style:name="P13" style:family="paragraph" style:parent-style-name="Standard">
      <style:text-properties fo:language="mk" fo:country="MK" officeooo:rsid="00069718" officeooo:paragraph-rsid="00069718"/>
    </style:style>
    <style:style style:name="P14" style:family="paragraph" style:parent-style-name="Standard">
      <style:text-properties fo:language="mk" fo:country="MK" officeooo:rsid="000b4f3c" officeooo:paragraph-rsid="000b4f3c"/>
    </style:style>
    <style:style style:name="T1" style:family="text">
      <style:text-properties fo:language="mk" fo:country="MK"/>
    </style:style>
    <style:style style:name="T2" style:family="text">
      <style:text-properties fo:language="mk" fo:country="MK" officeooo:rsid="0001af42"/>
    </style:style>
    <style:style style:name="T3" style:family="text">
      <style:text-properties fo:language="en" fo:country="US"/>
    </style:style>
    <style:style style:name="T4" style:family="text">
      <style:text-properties officeooo:rsid="00018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атегии за тестирање на софтвер<text:line-break/>-планирање на тестирање</text:p>
      <text:p text:style-name="P1">- организирано развивање на тестови<text:line-break/>- нивно спроведување<text:line-break/>- прибирање на податоци и нивна обработка</text:p>
      <text:p text:style-name="P1">- исправање на грешките</text:p>
      <text:p text:style-name="P1">Множество активности кои се планираат однапред и се спроведуваат систематски</text:p>
      <text:p text:style-name="P1">Стратегиски шаблони:</text:p>
      <text:p text:style-name="P1">- тестирање од компоненти па нагоре кон целосно интегрирање на системот</text:p>
      <text:p text:style-name="P1">- различни техники за тестирање за различни делови</text:p>
      <text:p text:style-name="P1">- тестирање и дебагирање се две различни работи кои се спроведуваат од програмери и специјалисти за тестирање</text:p>
      <text:p text:style-name="P1">Различни стратегии за тестирање:</text:p>
      <text:p text:style-name="P6">Unit testing:</text:p>
      <text:p text:style-name="P1">верификација на најмалите делови на софтверот: компонентите и модулите</text:p>
      <text:p text:style-name="P6">white box</text:p>
      <text:p text:style-name="P1">паралелно тестирање на сите модули и компоненти одделно</text:p>
      <text:p text:style-name="P1">Целта е откривање на грешки во пресметки, во споредувања и во контролен тек</text:p>
      <text:p text:style-name="P1">(различни податочни типови, грешни логички оператори, грешна споредба, грешен услов за прекин во циклуси)</text:p>
      <text:p text:style-name="P6">K<text:span text:style-name="T1">омпонентата се тестира со драјвови и стубови, односно однапред дефинирани вредности за влез кои се дизајнирани да го урнат системот, а стубови се однапред дефинирани излези кои се прости и даваат еден излез доколку е грешно, а друг доколку е точно. </text:span></text:p>
      <text:p text:style-name="P6">Integration testing</text:p>
      <text:p text:style-name="P1">интеграција, <text:span text:style-name="T4">интерфејси, кумулативна непрецизност, глобални податоци, биг бенг апроуч, инкрементална интеграција(интегрирање на модулите еден по еден)</text:span></text:p>
      <text:p text:style-name="P7">Top down integration: <text:span text:style-name="T1">интегрирање на модулите од горе надолу по контролната хиерархија, по длабочина или широчина(тестирање после секој интегриран модул), </text:span><text:span text:style-name="T2">со користење на драјвери и стабови.</text:span></text:p>
      <text:p text:style-name="P8">Bottom up: <text:span text:style-name="T1">Од најмалите модули кон најголемите, без користење на стубови.</text:span></text:p>
      <text:p text:style-name="P2">Регресивно тестирање: со секоја измена на модул или негово додавање, системот треба повторно да се тестира за да се провери дека новиот/ променетиот модул не предизвикува грешки.</text:p>
      <text:p text:style-name="P6">Validation testing</text:p>
      <text:p text:style-name="P2">откако целиот систем е интегриран/ дали софтверот ги задоволува барањата на клиентот и се употребува серија на блек бокс тестови. </text:p>
      <text:p text:style-name="P6">System testing- outside software engineer</text:p>
      <text:p text:style-name="P8">recovery/ security/ stress / performance/ deployment </text:p>
      <text:p text:style-name="P9">SRS</text:p>
      <text:p text:style-name="P9">srs e <text:span text:style-name="T1">крајниот продукт од анализата на моделирање на софтвер. Ова претставува модел на софтверот по којшто треба да се дизајнира крајниот продукт, софтверот и е збир од дијаграми и текст кои ги опишуваат функциите коишто ги обработуваат податоците, податочните објекти и нивните атрибути како и однесувањето на системот. </text:span></text:p>
      <text:p text:style-name="P3">Како може да се идентификуваат актерите во корисничките сценарија?<text:line-break/>Актерите се или крајните корисници или други системи или пак главно, актерите се корисниците на системот. </text:p>
      <text:p text:style-name="P3"/>
      <text:p text:style-name="P10">Data Flow testing</text:p>
      <text:p text:style-name="P4"><text:soft-page-break/>Со ова се покриваат сите патеки низ кои можат да течат податоците низ програмата и се генерираат најмал број тест примери кои би поминале низ овие патеки. Исто така, се избираат критичните делови, односно тест примери кои се во близина на условот. </text:p>
      <text:p text:style-name="P4"/>
      <text:p text:style-name="P10">Loop testing</text:p>
      <text:p text:style-name="P4">Техника за тестирање која се фокусира на тестирање на циклусите.</text:p>
      <text:p text:style-name="P4">Четири класи на циклуси </text:p>
      <text:p text:style-name="P4">-обични (simple loops) </text:p>
      <text:p text:style-name="P4">се извршуваат следниве тестови: се прескокнува циклусот, се извршува еднаш циклусот, се ивршува 2 пати циклусот, м изминувања <text:span text:style-name="T3">m&lt;n, n-1, n+1 </text:span>изминувања</text:p>
      <text:p text:style-name="P4">-нанижани (concatenated loops) </text:p>
      <text:p text:style-name="P5">се тестираат како обични ако се независни, а како вгнездени ако се зависни. </text:p>
      <text:p text:style-name="P4">-вгнездени (nested loops) </text:p>
      <text:p text:style-name="P5">изведи ги сите тестови од обичните циклуси на внатрешниот циклус, движи се нанадвор извршувајќи ги тестовите врз надворешните циклуси додека внатрешните се на типичните вредности. </text:p>
      <text:p text:style-name="P4">-неструктурирани (unstructured loops) </text:p>
      <text:p text:style-name="P5">треба да се преработат во структурен дизајн. </text:p>
      <text:p text:style-name="P5"/>
      <text:p text:style-name="P11">Ko<text:span text:style-name="T1">хезија</text:span></text:p>
      <text:p text:style-name="P5">Кохезивен модул изведува единствена задача со минимална интеракција со процедури кои се изведуваат во други делови од програмата. <text:line-break/>Едноумност на компонентите:</text:p>
      <text:p text:style-name="P5">функционална кохезија: компонентата изведува одредена операција и враќа резултат</text:p>
      <text:p text:style-name="P11"><text:span text:style-name="T1">слоевита кохеизја: пакети, компоненти, класи →</text:span> <text:span text:style-name="T1">повисоките слоеви пристапуваат на сервисите од пониските но никако обратно</text:span></text:p>
      <text:p text:style-name="P5">комуникациска кохезија: операциите за пристап до исти податоци се групирани во една класа</text:p>
      <text:p text:style-name="P5">Видови: </text:p>
      <text:p text:style-name="P5">- Коинцидентна кохезија - на долниот (непожелен) дел од спектарот е модул кои изведува група слабо поврзани или неврзани задачи (coincidental cohesion) </text:p>
      <text:p text:style-name="P5">- Логичка кохезија - модул кој изведува логичко поврзани задачи (печатење...) (logical cohesion)</text:p>
      <text:p text:style-name="P5">- Времена кохезија - модули кој обединува задачи кои се изведуваат истовремено (temporal cohesion)</text:p>
      <text:p text:style-name="P5">- Процедурална кохезија – процесирачките елементи во модулот се меѓузависни и мора да бидат изведени по одреден редослед (procedural cohesion)</text:p>
      <text:p text:style-name="P5">- Комуникациска кохезија – сите процесирачки елементи во модулот се концентрираат на единствен дел од податочната структура<text:line-break/><text:line-break/>Есејско прашање: Опишете ги 3-те златни правила на дизајн на кориснички</text:p>
      <text:p text:style-name="P5">интерфејси</text:p>
      <text:p text:style-name="P5">Златни правила:</text:p>
      <text:p text:style-name="P5">i. 1. Да се даде контролата на корисникот</text:p>
      <text:p text:style-name="P5">ii. 2. Да се намали оптоварувањето на меморијата на корисникот</text:p>
      <text:p text:style-name="P5">iii. 3. Конзистентен интерфејс</text:p>
      <text:p text:style-name="P5"/>
      <text:p text:style-name="P5">КОНТРОЛАТА НА КОРИСНИКОТ</text:p>
      <text:p text:style-name="P5">b. Дефинирање на модови на интеракција кои нема да го принудуваат</text:p>
      <text:p text:style-name="P5">корисникот да преземе непотребни или несакани акции</text:p>
      <text:p text:style-name="P5">c. Обезбедување флексибилна интеракција (keyboard, mouse, …)</text:p>
      <text:p text:style-name="P5"><text:soft-page-break/>d. Интеракција која ќе може да се откаже (прекине) и поништи (undo)</text:p>
      <text:p text:style-name="P5">(одстори?)</text:p>
      <text:p text:style-name="P5">e. Унапредување на интеракцијата со искуството на корисникот и можност за</text:p>
      <text:p text:style-name="P5">нагодување (macro)</text:p>
      <text:p text:style-name="P5">f. Сокривање на техничките детали од обичниот корисник</text:p>
      <text:p text:style-name="P5">g. Овозможување директна интеракција со објектите на екранот</text:p>
      <text:p text:style-name="P5">КОРИСНИКОТ ДА ТРЕБА ШТО ПОМАЛКУ ДА ПАМТИ (И РАЗМИСЛУВА)</text:p>
      <text:p text:style-name="P5">h. Намалување на потребата од краткотрајна меморија (да не мора да ги</text:p>
      <text:p text:style-name="P5">памти минатите акции)</text:p>
      <text:p text:style-name="P5">i. Воспоставување на соодветни подразбирани вредности (за просечен</text:p>
      <text:p text:style-name="P5">корисник, можност за специфицирање индивидуални преференци, ресет)</text:p>
      <text:p text:style-name="P5">j. Дефинирање на интуитивни кратенки (shortcuts)</text:p>
      <text:p text:style-name="P5">k. Визуелен изглед на интерфејсот заснован на метафора од реалниот свет</text:p>
      <text:p text:style-name="P5">l. Прогресивен пристап до деталите</text:p>
      <text:p text:style-name="P5">КОНЗИСТЕНТЕН ИНТЕРФЕЈС</text:p>
      <text:p text:style-name="P5">m. 1. Организација на визуелните информации според стандарди за дизајн кои</text:p>
      <text:p text:style-name="P5">се применуваат на сите прикази</text:p>
      <text:p text:style-name="P5">n. 2. Конзистентна употреба на ограничени број начини за внесување на</text:p>
      <text:p text:style-name="P5">податоци</text:p>
      <text:p text:style-name="P5">o. 3. Конзистентно дефинирани и имплементирани механизми за навигација</text:p>
      <text:p text:style-name="P5">p. Лесна идентификација на контекстот на тековната акција од страна на</text:p>
      <text:p text:style-name="P5">корисникот</text:p>
      <text:p text:style-name="P5">q. Задржување на конзистентноста низ фамилија од апликации</text:p>
      <text:p text:style-name="P5">r. Да не се прават промени од вообичаените очекувања на корисникот за</text:p>
      <text:p text:style-name="P5">интерфејсот (стандардот) без добра причина<text:line-break/><text:line-break/>4. Orthogonal Array Testing е Black box или White box?</text:p>
      <text:p text:style-name="P5">Black box.</text:p>
      <text:p text:style-name="P5">Се применува кај апликации кај кои влезниот домен е релативно мал, но сепак</text:p>
      <text:p text:style-name="P5">преголем за исцрпно тестирање на сите можни комбинации. OAT се обидува да</text:p>
      <text:p text:style-name="P5">генерира влез за тестовите кои ќе бидат униформно дисперзирани низ доменот на</text:p>
      <text:p text:style-name="P5">тестот. – “One input item at a time” – GOOD TEST COVERAGE WITH FEWER TEST CASES<text:line-break/><text:line-break/>Graph based Testing е Black box или White box?</text:p>
      <text:p text:style-name="P5">Black box.</text:p>
      <text:p text:style-name="P5">Се цртаат објектите и релациите во форма на граф и се нанесуваат соодветни</text:p>
      <text:p text:style-name="P5">тежини (некогаш). Се анализираат релациите и нивните својства (транзитивност,</text:p>
      <text:p text:style-name="P5">симетрија, рефлексивност). Се изведуваат соодветни тестови кои ќе ги проверат</text:p>
      <text:p text:style-name="P5">нивните воочени особини.</text:p>
      <text:p text:style-name="P5"/>
      <text:p text:style-name="P14">Поврзаност, типови поврзаност<text:line-break/>Есејско прашање: Coupling (Поврзаност, видови поврзаност)</text:p>
      <text:p text:style-name="P14">Поврзаноста е еден од двата квалитативни критериуми за мерење на независност</text:p>
      <text:p text:style-name="P14">кај софтверот со ефективна модуларност (со независни модули).</text:p>
      <text:p text:style-name="P14">→ Coupling - поврзаност помеѓу модулите во софтверската структура</text:p>
      <text:p text:style-name="P14">→ Зависи од интерфејсот, местото на рефернцирање и податоците кои се</text:p>
      <text:p text:style-name="P14">испраќаат преку интерфејсот</text:p>
      <text:p text:style-name="P14">→ Во софтверскиот дизајн се тежнее кон што помала поврзаност</text:p>
      <text:p text:style-name="P14">→ Едноставната поврзаност резултира во софтвер кој е поразбирлив и го</text:p>
      <text:p text:style-name="P14"><text:soft-page-break/>намалува пропагирањето на грешките низ системот</text:p>
      <text:p text:style-name="P14">→ Поврзаноста на компонентите е неопходна за функционирање на системот,</text:p>
      <text:p text:style-name="P14">но</text:p>
      <text:p text:style-name="P14">→ како што се зголемува степенот на поврзаност помеѓу компонентите, расте и</text:p>
      <text:p text:style-name="P14">комплексноста на системот, а со тоа и потешкотиите при негова</text:p>
      <text:p text:style-name="P14">имплементација, тестирање и одржување<text:line-break/><text:line-break/>routine call coupling</text:p>
      <text:p text:style-name="P14">→ type use coupling</text:p>
      <text:p text:style-name="P14">→ data coupling</text:p>
      <text:p text:style-name="P14">→ stamp coupling</text:p>
      <text:p text:style-name="P14">→ inclusion or import coupling</text:p>
      <text:p text:style-name="P14">→ control coupling</text:p>
      <text:p text:style-name="P14">→ external coupling (модули</text:p>
      <text:p text:style-name="P14">поврзани со околината на</text:p>
      <text:p text:style-name="P14">системот - compiler coupling, OS</text:p>
      <text:p text:style-name="P14">coupling)</text:p>
      <text:p text:style-name="P14">→ common coupling (користи и менува глобални податоци)</text:p>
      <text:p text:style-name="P14">→ content coupling (модифицира локални податоци на друг модул)<text:line-break/><text:line-break/>Есејско прашање: Дебагирање. Стратегии на дебагирање</text:p>
      <text:p text:style-name="P14">→ Како последица на успешните тестови –откриените грешки треба да се</text:p>
      <text:p text:style-name="P14">поправат –debugging</text:p>
      <text:p text:style-name="P14">Дебагирање –барање и поправање на грешки –барање на причината за</text:p>
      <text:p text:style-name="P14">забележана последица (дополнителни тестови за прецизно лоцирање на</text:p>
      <text:p text:style-name="P14">проблемот)</text:p>
      <text:p text:style-name="P14">→ Зошто дебагирањето е тешко:</text:p>
      <text:p text:style-name="P14">→ 1. The symptom and the cause may be geographically remote.</text:p>
      <text:p text:style-name="P14">→ 2. The symptom may disappear (temporarily) when another error is corrected.</text:p>
      <text:p text:style-name="P14">→ 3. The symptom may actually be caused by nonerrors (e.g., round-off</text:p>
      <text:p text:style-name="P14">inaccuracies).</text:p>
      <text:p text:style-name="P14"/>
      <text:p text:style-name="P14">→ 4. The symptom may be caused by human error that is not easily traced.</text:p>
      <text:p text:style-name="P14">→ 5. The symptom may be a result of timing problems, rather than processing</text:p>
      <text:p text:style-name="P14">problems.</text:p>
      <text:p text:style-name="P14">→ 6. It may be difficult to accurately reproduce input conditions (e.g., a real-time</text:p>
      <text:p text:style-name="P14">application in which input ordering is indeterminate).</text:p>
      <text:p text:style-name="P14">→ 7. The symptom may be intermittent. This is particularly common in embedded</text:p>
      <text:p text:style-name="P14">systems that couple hardware and software inextricably.</text:p>
      <text:p text:style-name="P14">→ 8. The symptom may be due to causes that are distributed across a number of</text:p>
      <text:p text:style-name="P14">tasks running on different processors.</text:p>
      <text:p text:style-name="P14"/>
      <text:p text:style-name="P14"> DEBUGGING APPROACHES</text:p>
      <text:p text:style-name="P14">→ Целта е да се пронајде и исправи забележана аномалија –зависи од:</text:p>
      <text:p text:style-name="P14"> системски пристап</text:p>
      <text:p text:style-name="P14"> интуиција</text:p>
      <text:p text:style-name="P14"> среќа</text:p>
      <text:p text:style-name="P14">→ Debugging approaches</text:p>
      <text:p text:style-name="P14"> brute force,</text:p>
      <text:p text:style-name="P14"><text:soft-page-break/> backtracking,</text:p>
      <text:p text:style-name="P14"> cause elimination.</text:p>
      <text:p text:style-name="P14"> When all else fails, get help!<text:line-break/><text:line-break/>Есејско прашање: Data Flow Testing</text:p>
      <text:p text:style-name="P14">DATA FLOW TESTING</text:p>
      <text:p text:style-name="P14">a. Избор на патеки за тестирање на основа на локациите на дефиниција на</text:p>
      <text:p text:style-name="P14">променливи во програмата и нивна употреба</text:p>
      <text:p text:style-name="P14">b. За изразот со реден број S:</text:p>
      <text:p text:style-name="P14">i. DEF(S) = {X | statement S contains a definition of X}</text:p>
      <text:p text:style-name="P14">ii. USE(S) = {X | statement S contains a use of X}</text:p>
      <text:p text:style-name="P14">c. Дефиницијата на променливата Xво изразот Sе жива во изразот S’ако постои</text:p>
      <text:p text:style-name="P14">патека од изразот Sдо S’во која нема друга дефиниција на X</text:p>
      <text:p text:style-name="P14">d. Definition-use (DU)chain на променливата X е во форма [X, S, S’] каде S и S’се</text:p>
      <text:p text:style-name="P14">броеви на изрази, X е во DEF(S) и во USE(S’) и дефиницијата на X е жива во S’.</text:p>
      <text:p text:style-name="P14">Data flow Strategy</text:p>
      <text:p text:style-name="P14">o DU testing strategy -да се покријат сите DUвериги барем по еднаш</text:p>
      <text:p text:style-name="P14">o Погодни за избор на тест патеки во програми со вгнездени гренења и циклус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25T20:47:40.959000000</dc:date>
    <meta:editing-duration>PT4H53M24S</meta:editing-duration>
    <meta:editing-cycles>4</meta:editing-cycles>
    <meta:document-statistic meta:table-count="0" meta:image-count="0" meta:object-count="0" meta:page-count="5" meta:paragraph-count="163" meta:word-count="1519" meta:character-count="10005" meta:non-whitespace-character-count="8624"/>
  </office:meta>
</office:document-meta>
</file>